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264in"/>
    </style:style>
    <style:style style:name="co2" style:family="table-column">
      <style:table-column-properties fo:break-before="auto" style:column-width="6.7547in"/>
    </style:style>
    <style:style style:name="co3" style:family="table-column">
      <style:table-column-properties fo:break-before="auto" style:column-width="0.8925in"/>
    </style:style>
    <style:style style:name="ro1" style:family="table-row">
      <style:table-row-properties style:row-height="0.1862in" fo:break-before="auto" style:use-optimal-row-height="true"/>
    </style:style>
    <style:style style:name="ro2" style:family="table-row">
      <style:table-row-properties style:row-height="0.5181in" fo:break-before="auto" style:use-optimal-row-height="true"/>
    </style:style>
    <style:style style:name="ro3" style:family="table-row">
      <style:table-row-properties style:row-height="0.8492in" fo:break-before="auto" style:use-optimal-row-height="true"/>
    </style:style>
    <style:style style:name="ro4" style:family="table-row">
      <style:table-row-properties style:row-height="0.8547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6862in" fo:break-before="auto" style:use-optimal-row-height="true"/>
    </style:style>
    <style:style style:name="ro7" style:family="table-row">
      <style:table-row-properties style:row-height="0.3563in" fo:break-before="auto" style:use-optimal-row-height="true"/>
    </style:style>
    <style:style style:name="ro8" style:family="table-row">
      <style:table-row-properties style:row-height="1.5154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background-color="#ffff99" fo:wrap-option="wrap"/>
    </style:style>
  </office:automatic-styles>
  <office:body>
    <office:spreadsheet>
      <table:table table:name="Sheet1" table:style-name="ta1" table:print="false">
        <table:table-column table:style-name="co1" table:default-cell-style-name="Default"/>
        <table:table-column table:style-name="co2" table:default-cell-style-name="ce1"/>
        <table:table-row table:style-name="ro1">
          <table:table-cell office:value-type="string">
            <text:p>questions</text:p>
          </table:table-cell>
          <table:table-cell office:value-type="string">
            <text:p>answers</text:p>
          </table:table-cell>
        </table:table-row>
        <table:table-row table:style-name="ro2">
          <table:table-cell table:style-name="ce1" office:value-type="string">
            <text:p>кто вы, что за компания, расскажите о вас, чем занимаетесь, кто эта компания, опишите компанию, что вы делаете, чем занимается компания, вы кто, кто такие, ваша фирма, ваша компания</text:p>
          </table:table-cell>
          <table:table-cell office:value-type="string">
            <text:p>Мы специализируемся на обучении биржевой торговле на рынке Forex, сопровождении трейдеров и предоставлении услуг по пассивному доходу через копирование сделок. Наша цель — помочь клиентам зарабатывать на финансовых рынках уверенно и безопасно.</text:p>
          </table:table-cell>
        </table:table-row>
        <table:table-row table:style-name="ro3">
          <table:table-cell table:style-name="ce1" office:value-type="string">
            <text:p>обучение, курсы, как научиться, обучение форекс, обучение форэкс, forx обучение, forex обучение, тренинг, обучение трейдингу, уроки форекс, учиться торговать, школа форекс, курсы трейдинга, форекс курсы, форэкс курсы, forex training</text:p>
          </table:table-cell>
          <table:table-cell office:value-type="string">
            <text:p>Мы предлагаем авторскую программу обучения торговле на рынке Forex. Подходит для начинающих и продвинутых трейдеров. Включает теорию, практику и поддержку наставника. После обучения вы сможете присоединиться к нашему сообществу, чтобы получать торговые сигналы и торговать с поддержкой наставника. Подробнее об обучении: &lt;a href='<text:a xlink:href="https://ru.take-profit.pro/learn/">https://ru.take-profit.pro/learn/</text:a>'&gt;перейти на страницу обучения на сайте&lt;/a&gt;. </text:p>
          </table:table-cell>
        </table:table-row>
        <table:table-row table:style-name="ro4">
          <table:table-cell table:style-name="ce1" office:value-type="string">
            <text:p>пассивный доход, инвестировать, вложить деньги, пассивный заработок, копирование сделок, копировать сделки, автотрейдинг, торговля без участия, за меня торгуют, копи трейдинг, копитрейдинг, copy trading, copytrading, инвест пассив, пассив, подключить копирование</text:p>
          </table:table-cell>
          <table:table-cell office:value-type="string">
            <text:p>Мы предлагаем возможность получать пассивный доход через копирование наших сделок. Вы подключаетесь к системе копирования сделок, все сделки автоматически повторяются на Вашем счёте. Вы получаете прибыль без необходимости самостоятельно анализировать рынок или торговать. Подробнее Вы можете узнать на &lt;a href='<text:a xlink:href="https://ru.take-profit.pro/copy-trading/">https://ru.take-profit.pro/copy-trading/</text:a>'&gt;нашем сайте&lt;/a&gt; или связавшись с нами через меню чата.</text:p>
          </table:table-cell>
        </table:table-row>
        <table:table-row table:style-name="ro2">
          <table:table-cell table:style-name="ce1" office:value-type="string">
            <text:p>цены, сколько стоит, тарифы, прайс, стоимость обучения, стоимость услуг, сколько платить, цена курса, платно ли, цена сопровождения, стоимость, прайс лист, цена</text:p>
          </table:table-cell>
          <table:table-cell office:value-type="string">
            <text:p>Курс “Торговая система Smart Money” доступен &lt;b&gt;бесплатно&lt;/b&gt;. Стоимость подписки на доступ к нашему сообществу (торговые сигналы, помощь наставника) определяется индивиуально – свяжитесь с нами.</text:p>
          </table:table-cell>
        </table:table-row>
        <table:table-row table:style-name="ro5">
          <table:table-cell table:style-name="ce1" office:value-type="string">
            <text:p>контакты, телефон, адрес, как связаться, email, почта, связь, где офис, номер телефона, telegram, whatsapp, контакт, контактные данные, сайт контакты</text:p>
          </table:table-cell>
          <table:table-cell office:value-type="string">
            <text:p>Связаться с нами можно по через этот чат, нажав в меню пункт “Связаться с нами”. Или через мессенджер WhatsUp – см. на &lt;a href=”https://ru.take-profit.pro/contacts/”&gt;нашем сайте&lt;/a&gt;.</text:p>
          </table:table-cell>
        </table:table-row>
        <table:table-row table:style-name="ro3">
          <table:table-cell table:style-name="ce1" office:value-type="string">
            <text:p>гарантия, риски, надежность, безопасность, мошенничество, риск потерь, гарантированная прибыль, опасно ли, безопасно ли, есть ли гарантия, риски торговли, без рисков</text:p>
          </table:table-cell>
          <table:table-cell office:value-type="string">
            <text:p>Биржевые рынки всегда несут в себе финансовые риски, и мы честно предупреждаем об этом клиентов. Мы обучаем &lt;b&gt;грамотному риск-менеджменту&lt;/b&gt;, в сопровождении помогаем принимать взвешенные решения, а для копирования наших сделок клиентами выбираем проверенные и &lt;b&gt;максимально безопасные стратегии&lt;/b&gt;. Наша цель — &lt;b&gt;минимизировать риски&lt;/b&gt; и помочь вам &lt;b&gt;стабильно зарабатывать&lt;/b&gt;.</text:p>
          </table:table-cell>
        </table:table-row>
        <table:table-row table:style-name="ro6">
          <table:table-cell table:style-name="ce1" office:value-type="string">
            <text:p>график, время работы, когда вы открыты, рабочие часы, во сколько открыты, когда принимать заявки, когда работает офис, расписание работы, график работы, сколько ждать ответ на вопрос, как долго ждать ответ, время обработки заявки, время ответа специалиста, время ответа</text:p>
          </table:table-cell>
          <table:table-cell table:style-name="ce2" office:value-type="string">
            <text:p>Наша команда разбросана по разным часовым поясам, поэтому мы работает почти круглосуточно с выходными с субботу и воскресенье. Вы можете написать нам здесь, в Telegram (воспользовавшись кнопкой “Связаться с нами”) или WhatsApp (см. &lt;a href='https://ru.take-profit.pro/contacts/'&gt;на нашем сайте&lt;/a&gt;) в любое время — мы ответим при первой возможности.</text:p>
          </table:table-cell>
        </table:table-row>
        <table:table-row table:style-name="ro7">
          <table:table-cell table:style-name="ce1" office:value-type="string">
            <text:p>начало обучения, когда начинаются курсы, следующий поток, даты обучения, когда стартует обучение, старт курсов, ближайший курс, когда будет обучение</text:p>
          </table:table-cell>
          <table:table-cell office:value-type="string">
            <text:p>Даты начала обучения определяете Вы сами. Перейдите на страницу курса “Торговая система Smart Money”, зарегистрируйтесь на сайте и проходите обучение в удобном для Вас режиме.</text:p>
          </table:table-cell>
        </table:table-row>
        <table:table-row table:style-name="ro8">
          <table:table-cell table:style-name="ce1" office:value-type="string">
            <text:p>сопровождение, помощь в торговле, поддержка трейдеров, консультации, ментор, наставник, помощь трейдеру, советы по торговле, торговые сигналы, торговые советы, советы трейдеру, трейдер помощь, поддержка, консалтинг форекс, сопровождение форекс, платно ли сопровождение, сколько стоит наставник, цена менторства, поддержка платная, стоимость сопровождения, цена сопровождения, стоимость поддержки, поключиться к сообществу, присоединиться к сообществу, вступить в сообщество, сообщество трейдеров, стать участником сообщества, торговые сигналы, торговые советы, сигналы на сделку, сигналы на покупку, сигналы на продажу, сигналы трейдеру, высокоточные сигналы</text:p>
          </table:table-cell>
          <table:table-cell table:style-name="ce2" office:value-type="string">
            <text:p>Мы предоставляем возможность подключиться к нашему сооществу трейдеров, где Вы сможете получать &lt;b&gt;торговые сигналы&lt;/b&gt;, аналитику (разбор торговых ситуаций), а также осваивать на практике нашу &lt;b&gt;торговую систему&lt;/b&gt;, что даст Вам возможность профессионально расти и зарабатывать. Участие в сообществе доступно на платной основе. Дополнительную информацию вы можете получить на &lt;a href='https://ru.take-profit.pro/trading-signals/'&gt;нашем сайте&lt;/a&gt; или связавшись с нами через меню чата.</text:p>
          </table:table-cell>
        </table:table-row>
        <table:table-row table:style-name="ro4">
          <table:table-cell table:style-name="ce1" office:value-type="string">
            <text:p>как подключиться к копированию сделок, как начать пассивный доход, копирование сделок как работает, подключение к автотрейдингу, подключить copy trading, как подключить копитрейдинг, подключение пассивного дохода</text:p>
          </table:table-cell>
          <table:table-cell office:value-type="string">
            <text:p>Подключиться к системе копирования сделок просто и безопасно. Ваши средства всегда будут находиться под Вашим контролем. Все сделки будут автоматически повторяться на вашем счёте. Подробнее Вы можете узнать, нажав на пункт меню “Пассивый доход (копи-трейдинг)”, или на &lt;a href='<text:a xlink:href="https://ru.take-profit.pro/copy-trading/">https://ru.take-profit.pro/copy-trading/</text:a>'&gt;нашем сайте&lt;/a&gt; или связавшись с нами (через меню чата).</text:p>
          </table:table-cell>
        </table:table-row>
        <table:table-row table:style-name="ro4" table:number-rows-repeated="1048564">
          <table:table-cell table:number-columns-repeated="2"/>
        </table:table-row>
        <table:table-row table:style-name="ro4">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10-09">10/09/2025</text:date>, <text:time>17:30: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5-10-09T17:30:03.60</dc:date>
    <dc:creator>S. H.</dc:creator>
    <meta:generator>OpenOffice/4.1.15$Win32 OpenOffice.org_project/4115m2$Build-9813</meta:generator>
    <meta:editing-duration>P1DT16H41M47S</meta:editing-duration>
    <meta:editing-cycles>9</meta:editing-cycles>
    <meta:document-statistic meta:table-count="1" meta:cell-count="22" meta:object-count="0"/>
  </office:meta>
</office:document-meta>
</file>